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2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164" calcext:value-type="float">
            <text:p>1164</text:p>
          </table:table-cell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2">
        <table:table-column table:style-name="co2" table:number-columns-repeated="16384" table:default-cell-style-name="ce1"/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3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t : =, &lt;, ++, &lt;=, +, -, void, return, for, if, int (11)</text:p>
          </table:table-cell>
        </table:table-row>
        <table:table-row table:style-name="ro2">
          <table:table-cell office:value-type="string" calcext:value-type="string">
            <text:p>N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t : void, int, int, int, int, if, &lt;=, return, for, if, =, =, &lt;, ++, &lt;, ++, +, +, -, - <text:s/>(20)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d : i, j, =, iqsort0, swap, a, n, ++ (8)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d : iqsort, a, n, i, j, n, i, j, i, n, i, ++i, a[i], a[0], swap, ++j, i, a, swap, j, a, iqsort0, a, j, iqsort0, a, j, n, j (29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ongueur</text:p>
          </table:table-cell>
          <table:table-cell table:formula="of:=[.B2]+[.B4]" office:value-type="float" office:value="49" calcext:value-type="float">
            <text:p>49</text:p>
          </table:table-cell>
          <table:table-cell/>
          <table:table-cell office:value-type="string" calcext:value-type="string">
            <text:p>Opérateurs = opérations relationnelles, opérations arithmétiques, affectations, incrémentations/décrémentations, déclarations de fonctions, déclarations de variables</text:p>
          </table:table-cell>
        </table:table-row>
        <table:table-row table:style-name="ro2">
          <table:table-cell office:value-type="string" calcext:value-type="string">
            <text:p>Vocabulaire</text:p>
          </table:table-cell>
          <table:table-cell table:formula="of:=[.B1]+[.B3]" office:value-type="float" office:value="19" calcext:value-type="float">
            <text:p>19</text:p>
          </table:table-cell>
          <table:table-cell/>
          <table:table-cell office:value-type="string" calcext:value-type="string">
            <text:p>Opérandes = noms de variables, noms de fonctions, valeurs de variables, appel de fonction, affectation</text:p>
          </table:table-cell>
        </table:table-row>
        <table:table-row table:style-name="ro2">
          <table:table-cell office:value-type="string" calcext:value-type="string">
            <text:p>Volume</text:p>
          </table:table-cell>
          <table:table-cell table:formula="of:=[.B7]*LOG([.B8];2)" office:value-type="float" office:value="208.148448158736" calcext:value-type="float">
            <text:p>208,1484481587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fficulté</text:p>
          </table:table-cell>
          <table:table-cell table:formula="of:=([.B1]/2)*([.B4]/[.B3])" office:value-type="float" office:value="19.9375" calcext:value-type="float">
            <text:p>19,9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ort</text:p>
          </table:table-cell>
          <table:table-cell table:formula="of:=[.B10]*[.B9]" office:value-type="float" office:value="4149.95968516479" calcext:value-type="float">
            <text:p>4149,9596851647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Réponse question 7 :</text:p>
            <text:p>    Il est compliqué de définir un standard pour les opérateurs et les opérandes, il peut varier en fonction du programme, de l'équipe de développement, de l'entreprise..</text:p>
            <text:p> Les mesures d'Halsteads sont donc relatives aux valeurs du standard mis en place, et sa validité est donc mise en dout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7:07:27.802417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6T13:58:32Z</meta:creation-date>
    <dc:date>2025-10-16T17:24:59.716013950</dc:date>
    <meta:editing-cycles>4</meta:editing-cycles>
    <meta:editing-duration>PT21M9S</meta:editing-duration>
    <meta:document-statistic meta:table-count="3" meta:cell-count="27" meta:object-count="0"/>
  </office:meta>
</office:document-meta>
</file>